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Qué bonita idea! Usar reacciones vistosas con elementos caseros es una forma fantástica de estimular la imaginación y el interés científico de los niños. Aquí tienes varias ideas seguras, llamativas y fáciles de hacer:</text:p>
      <text:p text:style-name="Horizontal_20_Line"/>
      <text:h text:style-name="Heading_20_2" text:outline-level="2">🧪 1. <text:span text:style-name="Strong_20_Emphasis">Volcán de Bicarbonato y Vinagre</text:span></text:h>
      <text:h text:style-name="Heading_20_3" text:outline-level="3">🔹 Reacción: efervescencia tipo "lava"</text:h>
      <text:list xml:id="list3638519512" text:style-name="L1">
        <text:list-item>
          <text:p text:style-name="P1"><text:span text:style-name="Strong_20_Emphasis">Ingredientes</text:span>:</text:p>
          <text:list>
            <text:list-item>
              <text:p text:style-name="P1">Bicarbonato de sodio</text:p>
            </text:list-item>
            <text:list-item>
              <text:p text:style-name="P1">Vinagre</text:p>
            </text:list-item>
            <text:list-item>
              <text:p text:style-name="P1">Colorante rojo o naranja</text:p>
            </text:list-item>
            <text:list-item>
              <text:p text:style-name="P1">Un recipiente (puede simular un volcán con plastilina o arcilla)</text:p>
            </text:list-item>
          </text:list>
        </text:list-item>
        <text:list-item>
          <text:p text:style-name="P1"><text:span text:style-name="Strong_20_Emphasis">Qué ocurre</text:span>:</text:p>
          <text:list>
            <text:list-item>
              <text:p text:style-name="P1">El ácido acético del vinagre reacciona con el bicarbonato (una base), liberando dióxido de carbono (gas).</text:p>
            </text:list-item>
            <text:list-item>
              <text:p text:style-name="P1">Esto produce una espuma burbujeante que parece lava.</text:p>
            </text:list-item>
          </text:list>
        </text:list-item>
        <text:list-item>
          <text:p text:style-name="P1"><text:span text:style-name="Strong_20_Emphasis">Frase mágica para niños</text:span>: <text:span text:style-name="Emphasis">"¡Vamos a despertar al volcán dormido!"</text:span></text:p>
        </text:list-item>
      </text:list>
      <text:p text:style-name="Horizontal_20_Line"/>
      <text:h text:style-name="Heading_20_2" text:outline-level="2">🧼 2. <text:span text:style-name="Strong_20_Emphasis">Serpiente de espuma (Pasta de Elefante – versión casera)</text:span></text:h>
      <text:h text:style-name="Heading_20_3" text:outline-level="3">🔹 Reacción: espuma en expansión rápida</text:h>
      <text:list xml:id="list1299535592" text:style-name="L2">
        <text:list-item>
          <text:p text:style-name="P2"><text:span text:style-name="Strong_20_Emphasis">Ingredientes</text:span>:</text:p>
          <text:list>
            <text:list-item>
              <text:p text:style-name="P2">Levadura seca</text:p>
            </text:list-item>
            <text:list-item>
              <text:p text:style-name="P2">Agua tibia</text:p>
            </text:list-item>
            <text:list-item>
              <text:p text:style-name="P2">Peróxido de hidrógeno (agua oxigenada al 6% o más, disponible en farmacias)</text:p>
            </text:list-item>
            <text:list-item>
              <text:p text:style-name="P2">Jabón líquido</text:p>
            </text:list-item>
            <text:list-item>
              <text:p text:style-name="P2">Colorante (opcional)</text:p>
            </text:list-item>
            <text:list-item>
              <text:p text:style-name="P2">Botella pequeña</text:p>
            </text:list-item>
          </text:list>
        </text:list-item>
        <text:list-item>
          <text:p text:style-name="P2"><text:span text:style-name="Strong_20_Emphasis">Qué ocurre</text:span>:</text:p>
          <text:list>
            <text:list-item>
              <text:p text:style-name="P2">La levadura acelera la descomposición del peróxido en agua + oxígeno.</text:p>
            </text:list-item>
            <text:list-item>
              <text:p text:style-name="P2">El oxígeno atrapado en el jabón genera espuma que “explota” como una serpiente.</text:p>
            </text:list-item>
          </text:list>
        </text:list-item>
        <text:list-item>
          <text:p text:style-name="P2"><text:soft-page-break/><text:span text:style-name="Strong_20_Emphasis">Advertencia</text:span>: Aunque no es peligrosa, asegúrate de que los niños no toquen la mezcla directamente.</text:p>
        </text:list-item>
      </text:list>
      <text:p text:style-name="Horizontal_20_Line"/>
      <text:h text:style-name="Heading_20_2" text:outline-level="2">🌈 3. <text:span text:style-name="Strong_20_Emphasis">Leche mágica (colores en movimiento)</text:span></text:h>
      <text:h text:style-name="Heading_20_3" text:outline-level="3">🔹 Reacción: dispersión por tensión superficial</text:h>
      <text:list xml:id="list1130614714" text:style-name="L3">
        <text:list-item>
          <text:p text:style-name="P3"><text:span text:style-name="Strong_20_Emphasis">Ingredientes</text:span>:</text:p>
          <text:list>
            <text:list-item>
              <text:p text:style-name="P3">Leche entera</text:p>
            </text:list-item>
            <text:list-item>
              <text:p text:style-name="P3">Colorantes alimentarios</text:p>
            </text:list-item>
            <text:list-item>
              <text:p text:style-name="P3">Jabón líquido</text:p>
            </text:list-item>
            <text:list-item>
              <text:p text:style-name="P3">Cotonete (hisopo)</text:p>
            </text:list-item>
          </text:list>
        </text:list-item>
        <text:list-item>
          <text:p text:style-name="P3"><text:span text:style-name="Strong_20_Emphasis">Qué ocurre</text:span>:</text:p>
          <text:list>
            <text:list-item>
              <text:p text:style-name="P3">El jabón rompe la tensión superficial de la leche y desplaza las grasas, moviendo los colores en patrones psicodélicos.</text:p>
            </text:list-item>
          </text:list>
        </text:list-item>
        <text:list-item>
          <text:p text:style-name="P3"><text:span text:style-name="Strong_20_Emphasis">Perfecto para decir</text:span>: <text:span text:style-name="Emphasis">"¡Miren cómo bailan los colores!"</text:span></text:p>
        </text:list-item>
      </text:list>
      <text:p text:style-name="Horizontal_20_Line"/>
      <text:h text:style-name="Heading_20_2" text:outline-level="2">🧲 4. <text:span text:style-name="Strong_20_Emphasis">Limo magnético (slime loco con imán)</text:span></text:h>
      <text:h text:style-name="Heading_20_3" text:outline-level="3">🔹 Reacción: movimiento con campo magnético</text:h>
      <text:list xml:id="list1351324259" text:style-name="L4">
        <text:list-item>
          <text:p text:style-name="P4"><text:span text:style-name="Strong_20_Emphasis">Ingredientes</text:span>:</text:p>
          <text:list>
            <text:list-item>
              <text:p text:style-name="P4">Pegamento blanco</text:p>
            </text:list-item>
            <text:list-item>
              <text:p text:style-name="P4">Almidón líquido o solución salina + bicarbonato</text:p>
            </text:list-item>
            <text:list-item>
              <text:p text:style-name="P4">Limadura de hierro (o polvo de óxido de hierro, se consigue en ferreterías)</text:p>
            </text:list-item>
            <text:list-item>
              <text:p text:style-name="P4">Imán fuerte</text:p>
            </text:list-item>
          </text:list>
        </text:list-item>
        <text:list-item>
          <text:p text:style-name="P4"><text:span text:style-name="Strong_20_Emphasis">Qué ocurre</text:span>:</text:p>
          <text:list>
            <text:list-item>
              <text:p text:style-name="P4">El slime se mueve lentamente hacia el imán, como si estuviera vivo.</text:p>
            </text:list-item>
          </text:list>
        </text:list-item>
        <text:list-item>
          <text:p text:style-name="P4"><text:span text:style-name="Strong_20_Emphasis">¡Fascinante para imaginar una criatura alienígena!</text:span></text:p>
        </text:list-item>
      </text:list>
      <text:p text:style-name="Horizontal_20_Line"/>
      <text:h text:style-name="Heading_20_2" text:outline-level="2"><text:soft-page-break/>🎇 5. <text:span text:style-name="Strong_20_Emphasis">Bolas saltarinas de vinagre y bicarbonato</text:span></text:h>
      <text:h text:style-name="Heading_20_3" text:outline-level="3">🔹 Reacción: mini explosión dentro de una bolsita</text:h>
      <text:list xml:id="list2717819281" text:style-name="L5">
        <text:list-item>
          <text:p text:style-name="P5"><text:span text:style-name="Strong_20_Emphasis">Ingredientes</text:span>:</text:p>
          <text:list>
            <text:list-item>
              <text:p text:style-name="P5">Bicarbonato en una servilleta o papel</text:p>
            </text:list-item>
            <text:list-item>
              <text:p text:style-name="P5">Vinagre</text:p>
            </text:list-item>
            <text:list-item>
              <text:p text:style-name="P5">Bolsa tipo ziploc pequeña</text:p>
            </text:list-item>
          </text:list>
        </text:list-item>
        <text:list-item>
          <text:p text:style-name="P5"><text:span text:style-name="Strong_20_Emphasis">Qué ocurre</text:span>:</text:p>
          <text:list>
            <text:list-item>
              <text:p text:style-name="P5">Al mezclar el vinagre con el bicarbonato dentro de la bolsa, se infla hasta que puede estallar o hacer saltar la bolsa.</text:p>
            </text:list-item>
          </text:list>
        </text:list-item>
        <text:list-item>
          <text:p text:style-name="P5"><text:span text:style-name="Strong_20_Emphasis">Precaución</text:span>: Hazlo en exterior y ten cuidado con el estallido.</text:p>
        </text:list-item>
      </text:list>
      <text:p text:style-name="Horizontal_20_Line"/>
      <text:p text:style-name="Text_20_body">¿Quieres que te prepare un guión tipo cuento o actividad guiada para usar una de estas reacciones con los niños? Puedo ayudarte con eso también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21T19:15:21.261000000</meta:creation-date>
    <dc:date>2025-08-21T19:21:16.673000000</dc:date>
    <meta:editing-duration>PT5M55S</meta:editing-duration>
    <meta:editing-cycles>1</meta:editing-cycles>
    <meta:document-statistic meta:table-count="0" meta:image-count="0" meta:object-count="0" meta:page-count="3" meta:paragraph-count="55" meta:word-count="421" meta:character-count="2442" meta:non-whitespace-character-count="2118"/>
    <meta:generator>LibreOffice/7.3.5.2$Windows_X86_64 LibreOffice_project/184fe81b8c8c30d8b5082578aee2fed2ea847c01</meta:generator>
  </office:meta>
</office:document-meta>
</file>